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2B95F65904C.png"/>
  <manifest:file-entry manifest:media-type="image/png" manifest:full-path="Pictures/10000201000001F4000002B91B3B0B4A.png"/>
  <manifest:file-entry manifest:media-type="image/png" manifest:full-path="Pictures/10000201000001F4000002B985DC7231.png"/>
  <manifest:file-entry manifest:media-type="image/png" manifest:full-path="Pictures/10000201000001F4000002B963F9858A.png"/>
  <manifest:file-entry manifest:media-type="image/png" manifest:full-path="Pictures/10000201000001F4000002B9EEEDF7A5.png"/>
  <manifest:file-entry manifest:media-type="image/png" manifest:full-path="Pictures/10000201000001F4000002B91A0A0696.png"/>
  <manifest:file-entry manifest:media-type="image/png" manifest:full-path="Pictures/10000201000001F4000002B931A4DD6F.png"/>
  <manifest:file-entry manifest:media-type="image/png" manifest:full-path="Pictures/10000201000001F4000002B9C1C81556.png"/>
  <manifest:file-entry manifest:media-type="image/png" manifest:full-path="Pictures/10000201000001F4000002B91229F84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032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10" text:anchor-type="paragraph" svg:x="-0.949cm" svg:y="0cm" svg:width="6.301cm" svg:height="8.781cm" draw:z-index="0"><draw:image xlink:href="Pictures/10000201000001F4000002B91A0A0696.png" xlink:type="simple" xlink:show="embed" xlink:actuate="onLoad"/></draw:frame><draw:frame draw:style-name="fr2" draw:name="Afbeeldingen1" text:anchor-type="paragraph" svg:y="0.002cm" svg:width="6.301cm" svg:height="8.781cm" draw:z-index="1"><draw:image xlink:href="Pictures/10000201000001F4000002B91229F84A.png" xlink:type="simple" xlink:show="embed" xlink:actuate="onLoad"/></draw:frame><draw:frame draw:style-name="fr1" draw:name="Afbeeldingen2" text:anchor-type="paragraph" svg:x="11.649cm" svg:y="0cm" svg:width="6.301cm" svg:height="8.781cm" draw:z-index="2"><draw:image xlink:href="Pictures/10000201000001F4000002B931A4DD6F.png" xlink:type="simple" xlink:show="embed" xlink:actuate="onLoad"/></draw:frame><draw:frame draw:style-name="fr1" draw:name="Afbeeldingen3" text:anchor-type="paragraph" svg:x="-0.949cm" svg:y="8.779cm" svg:width="6.301cm" svg:height="8.781cm" draw:z-index="3"><draw:image xlink:href="Pictures/10000201000001F4000002B963F9858A.png" xlink:type="simple" xlink:show="embed" xlink:actuate="onLoad"/></draw:frame><draw:frame draw:style-name="fr1" draw:name="Afbeeldingen4" text:anchor-type="paragraph" svg:x="5.35cm" svg:y="8.781cm" svg:width="6.301cm" svg:height="8.781cm" draw:z-index="4"><draw:image xlink:href="Pictures/10000201000001F4000002B9EEEDF7A5.png" xlink:type="simple" xlink:show="embed" xlink:actuate="onLoad"/></draw:frame><draw:frame draw:style-name="fr1" draw:name="Afbeeldingen5" text:anchor-type="paragraph" svg:x="11.649cm" svg:y="8.779cm" svg:width="6.301cm" svg:height="8.781cm" draw:z-index="5"><draw:image xlink:href="Pictures/10000201000001F4000002B91B3B0B4A.png" xlink:type="simple" xlink:show="embed" xlink:actuate="onLoad"/></draw:frame><draw:frame draw:style-name="fr1" draw:name="Afbeeldingen6" text:anchor-type="paragraph" svg:x="-0.949cm" svg:y="17.558cm" svg:width="6.301cm" svg:height="8.781cm" draw:z-index="6"><draw:image xlink:href="Pictures/10000201000001F4000002B9C1C81556.png" xlink:type="simple" xlink:show="embed" xlink:actuate="onLoad"/></draw:frame><draw:frame draw:style-name="fr1" draw:name="Afbeeldingen7" text:anchor-type="paragraph" svg:x="5.35cm" svg:y="17.558cm" svg:width="6.301cm" svg:height="8.781cm" draw:z-index="7"><draw:image xlink:href="Pictures/10000201000001F4000002B95F65904C.png" xlink:type="simple" xlink:show="embed" xlink:actuate="onLoad"/></draw:frame><draw:frame draw:style-name="fr1" draw:name="Afbeeldingen8" text:anchor-type="paragraph" svg:x="11.649cm" svg:y="17.558cm" svg:width="6.301cm" svg:height="8.781cm" draw:z-index="8"><draw:image xlink:href="Pictures/10000201000001F4000002B985DC72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8T16:47:05.51</meta:creation-date>
    <dc:date>2011-04-30T13:32:47.11</dc:date>
    <meta:editing-duration>PT00H05M59S</meta:editing-duration>
    <meta:editing-cycles>3</meta:editing-cycles>
    <meta:generator>OpenOffice.org/3.2$Win32 OpenOffice.org_project/320m18$Build-9502</meta:generator>
    <meta:document-statistic meta:table-count="0" meta:image-count="9" meta:object-count="0" meta:page-count="1" meta:paragraph-count="0" meta:word-count="0" meta:character-count="0"/>
  </office:meta>
</office:document-meta>
</file>